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e2577" officeooo:paragraph-rsid="0012c006"/>
    </style:style>
    <style:style style:name="P2" style:family="paragraph" style:parent-style-name="Standard">
      <style:text-properties officeooo:rsid="001e2577" officeooo:paragraph-rsid="00148e3d"/>
    </style:style>
    <style:style style:name="T1" style:family="text">
      <style:text-properties officeooo:rsid="002319d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 FUTURE WORK</text:p>
      <text:p text:style-name="P1">Currently I hardcore the leap keyboard that I printed out, just for simplicity of the project now. In the future, this can be changed using image processing/machine learning to allow the user to select any keyboard image and give that as input to the program. The program will then build an exact virtual recreation of the image that was given. And then the user can use the calibration process to calibrate the leap to the new printed out keyboard, and then start using it immediately with no need to change any values manually because of the image (like I do now).</text:p>
      <text:p text:style-name="P1"/>
      <text:p text:style-name="P2"><text:span text:style-name="T1">NOTE: Add to leap pointable a method that uses the direction of the tool to try to guess and translate it to the "best" location since the leap loses track of the tip once you start to change the direction of the too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4</meta:editing-cycles>
    <meta:generator>LibreOffice/3.6$Windows_x86 LibreOffice_project/2ef5aff-a6fb0ff-166bdff-cf087ad-0f1389</meta:generator>
    <dc:date>2015-01-14T00:04:09.07</dc:date>
    <meta:document-statistic meta:table-count="0" meta:image-count="0" meta:object-count="0" meta:page-count="1" meta:paragraph-count="3" meta:word-count="147" meta:character-count="801" meta:non-whitespace-character-count="657"/>
    <meta:user-defined meta:name="Info 1"/>
    <meta:user-defined meta:name="Info 2"/>
    <meta:user-defined meta:name="Info 3"/>
    <meta:user-defined meta:name="Info 4"/>
  </office:meta>
</office:document-meta>
</file>